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sy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office:value-type="string">
            <text:p>Path length: 52267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Path cost: 235439.0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4753">
            <text:p>144753</text:p>
          </table:table-cell>
          <table:table-cell office:value-type="float" office:value="59806">
            <text:p>59806</text:p>
          </table:table-cell>
          <table:table-cell office:value-type="float" office:value="235439">
            <text:p>235439</text:p>
          </table:table-cell>
          <table:table-cell office:value-type="float" office:value="52267">
            <text:p>52267</text:p>
          </table:table-cell>
          <table:table-cell office:value-type="float" office:value="62757">
            <text:p>62757</text:p>
          </table:table-cell>
          <table:table-cell office:value-type="string">
            <text:p>Time in ms: 144753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Space: 62757</text:p>
          </table:table-cell>
        </table:table-row>
        <table:table-row table:style-name="ro1">
          <table:table-cell office:value-type="string">
            <text:p>Uniform Cost</text:p>
          </table:table-cell>
          <table:table-cell table:number-columns-repeated="5"/>
          <table:table-cell office:value-type="string">
            <text:p>Nodes explored: 59806</text:p>
          </table:table-cell>
        </table:table-row>
        <table:table-row table:style-name="ro3">
          <table:table-cell office:value-type="string">
            <text:p>Best First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1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2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3</text:p>
          </table:table-cell>
          <table:table-cell table:number-columns-repeated="5"/>
          <table:table-cell table:style-name="Default"/>
        </table:table-row>
      </table:table>
      <table:table table:name="Medium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default-cell-style-name="Default"/>
        <table:table-row table:style-name="ro4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style-name="ce3" office:value-type="string">
            <text:p>Path length: 51255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0219">
            <text:p>140219</text:p>
          </table:table-cell>
          <table:table-cell office:value-type="float" office:value="58391">
            <text:p>58391</text:p>
          </table:table-cell>
          <table:table-cell office:value-type="float" office:value="231015">
            <text:p>231015</text:p>
          </table:table-cell>
          <table:table-cell office:value-type="float" office:value="51255">
            <text:p>51255</text:p>
          </table:table-cell>
          <table:table-cell office:value-type="float" office:value="61594">
            <text:p>61594</text:p>
          </table:table-cell>
          <table:table-cell table:style-name="ce3" office:value-type="string">
            <text:p>Path cost: 231015.0</text:p>
          </table:table-cell>
        </table:table-row>
        <table:table-row table:style-name="ro1">
          <table:table-cell office:value-type="string">
            <text:p>Iterative Deepening</text:p>
          </table:table-cell>
          <table:table-cell office:value-type="float" office:value="37">
            <text:p>37</text:p>
          </table:table-cell>
          <table:table-cell office:value-type="float" office:value="285">
            <text:p>28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table:style-name="ce3" office:value-type="string">
            <text:p>Nodes explored: 58391</text:p>
          </table:table-cell>
        </table:table-row>
        <table:table-row table:style-name="ro1">
          <table:table-cell office:value-type="string">
            <text:p>Uniform Cost</text:p>
          </table:table-cell>
          <table:table-cell table:number-columns-repeated="5"/>
          <table:table-cell table:style-name="ce3" office:value-type="string">
            <text:p>Space: 61594</text:p>
          </table:table-cell>
        </table:table-row>
        <table:table-row table:style-name="ro1">
          <table:table-cell office:value-type="string">
            <text:p>Best First</text:p>
          </table:table-cell>
          <table:table-cell table:number-columns-repeated="5"/>
          <table:table-cell table:style-name="ce3" office:value-type="string">
            <text:p>Time in ms: 140219</text:p>
          </table:table-cell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Explored</text:p>
          </table:table-cell>
          <table:table-cell table:style-name="Default" office:value-type="string">
            <text:p>Stack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2"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N</text:p>
          </table:table-cell>
          <table:table-cell table:style-name="Default"/>
          <table:table-cell/>
        </table:table-row>
      </table:table>
      <table:table table:name="Hard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row table:style-name="ro3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table:style-name="Default"/>
        </table:table-row>
        <table:table-row table:style-name="ro1">
          <table:table-cell office:value-type="string">
            <text:p>BFS</text:p>
          </table:table-cell>
          <table:table-cell office:value-type="float" office:value="352142">
            <text:p>352142</text:p>
          </table:table-cell>
          <table:table-cell office:value-type="float" office:value="180940">
            <text:p>180940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4983">
            <text:p>24983</text:p>
          </table:table-cell>
          <table:table-cell office:value-type="string">
            <text:p>Path length: 4578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227">
            <text:p>1227</text:p>
          </table:table-cell>
          <table:table-cell office:value-type="float" office:value="4702">
            <text:p>4702</text:p>
          </table:table-cell>
          <table:table-cell office:value-type="float" office:value="20502">
            <text:p>20502</text:p>
          </table:table-cell>
          <table:table-cell office:value-type="float" office:value="4578">
            <text:p>4578</text:p>
          </table:table-cell>
          <table:table-cell office:value-type="float" office:value="5934">
            <text:p>5934</text:p>
          </table:table-cell>
          <table:table-cell office:value-type="string">
            <text:p>Path cost: 20502.0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6573">
            <text:p>6573</text:p>
          </table:table-cell>
          <table:table-cell office:value-type="float" office:value="35205">
            <text:p>35205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35205">
            <text:p>35205</text:p>
          </table:table-cell>
          <table:table-cell office:value-type="string">
            <text:p>Nodes explored: 4702</text:p>
          </table:table-cell>
        </table:table-row>
        <table:table-row table:style-name="ro1">
          <table:table-cell office:value-type="string">
            <text:p>Uniform Cost</text:p>
          </table:table-cell>
          <table:table-cell table:number-columns-repeated="5"/>
          <table:table-cell office:value-type="string">
            <text:p>Space: 5934</text:p>
          </table:table-cell>
        </table:table-row>
        <table:table-row table:style-name="ro1">
          <table:table-cell office:value-type="string">
            <text:p>Best First</text:p>
          </table:table-cell>
          <table:table-cell table:number-columns-repeated="5"/>
          <table:table-cell office:value-type="string">
            <text:p>Time in ms: 1227</text:p>
          </table:table-cell>
        </table:table-row>
        <table:table-row table:style-name="ro3">
          <table:table-cell office:value-type="string">
            <text:p>A*1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2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3</text:p>
          </table:table-cell>
          <table:table-cell table:number-columns-repeated="5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1/23/2017</text:date>, <text:time>20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Odon</meta:initial-creator>
    <meta:creation-date>2017-01-19T10:44:14</meta:creation-date>
    <dc:date>2017-01-23T20:12:13</dc:date>
    <dc:creator>Tom Odon</dc:creator>
    <meta:editing-duration>P1DT3H3M3S</meta:editing-duration>
    <meta:editing-cycles>6</meta:editing-cycles>
    <meta:generator>OpenOffice/4.1.1$Unix OpenOffice.org_project/411m6$Build-9775</meta:generator>
    <meta:document-statistic meta:table-count="3" meta:cell-count="113" meta:object-count="0"/>
  </office:meta>
</office:document-meta>
</file>